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North Dakota State (11-3, 2-0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South Dakota State (2-13, 0-3)</text:p>
          </table:table-cell>
          <table:table-cell office:value-type="string">
            <text:p>13</text:p>
          </table:table-cell>
          <table:table-cell office:value-type="string">
            <text:p>21</text:p>
          </table:table-cell>
          <table:table-cell office:value-type="string">
            <text:p>22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North Dakota Stat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6</text:p>
          </table:table-cell>
          <table:table-cell office:value-type="string">
            <text:p>42</text:p>
          </table:table-cell>
          <table:table-cell office:value-type="string">
            <text:p>.167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6</text:p>
          </table:table-cell>
          <table:table-cell office:value-type="string">
            <text:p>3</text:p>
          </table:table-cell>
          <table:table-cell office:value-type="string">
            <text:p>41</text:p>
          </table:table-cell>
          <table:table-cell office:value-type="string">
            <text:p>.317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8</text:p>
          </table:table-cell>
          <table:table-cell office:value-type="string">
            <text:p>46</text:p>
          </table:table-cell>
          <table:table-cell office:value-type="string">
            <text:p>.022</text:p>
          </table:table-cell>
        </table:table-row>
        <table:table-row>
          <table:table-cell office:value-type="string">
            <text:p>South Dakota Stat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34</text:p>
          </table:table-cell>
          <table:table-cell office:value-type="string">
            <text:p>-.029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6</text:p>
          </table:table-cell>
          <table:table-cell office:value-type="string">
            <text:p>42</text:p>
          </table:table-cell>
          <table:table-cell office:value-type="string">
            <text:p>.214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47</text:p>
          </table:table-cell>
          <table:table-cell office:value-type="string">
            <text:p>.000</text:p>
          </table:table-cell>
        </table:table-row>
      </table:table>
      <table:table table:name="Sheet 2">
        <table:table-row>
          <table:table-cell office:value-type="string">
            <text:p>North Dakota Stat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Jessica Jorgensen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.1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llie Mauch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19</text:p>
          </table:table-cell>
          <table:table-cell office:value-type="string">
            <text:p>.2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Brianna Rasmusson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.000</text:p>
          </table:table-cell>
          <table:table-cell office:value-type="string">
            <text:p>32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McKenzie Burke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27</text:p>
          </table:table-cell>
          <table:table-cell office:value-type="string">
            <text:p>.11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Alex Erickson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Abbi Klos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Bella Lien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18</text:p>
          </table:table-cell>
          <table:table-cell office:value-type="string">
            <text:p>.3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.5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Emily Halverson 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.37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Alexis Bachmeier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Erika Gelzinyte 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30</text:p>
          </table:table-cell>
          <table:table-cell office:value-type="string">
            <text:p>.1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5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Emilee McGowa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Mikaela Purnell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1.00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8</text:p>
          </table:table-cell>
          <table:table-cell office:value-type="string">
            <text:p>17</text:p>
          </table:table-cell>
          <table:table-cell office:value-type="string">
            <text:p>129</text:p>
          </table:table-cell>
          <table:table-cell office:value-type="string">
            <text:p>.163</text:p>
          </table:table-cell>
          <table:table-cell office:value-type="string">
            <text:p>37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60</text:p>
          </table:table-cell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56.0</text:p>
          </table:table-cell>
        </table:table-row>
      </table:table>
      <table:table table:name="Sheet 3">
        <table:table-row>
          <table:table-cell office:value-type="string">
            <text:p>South Dakota Stat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ierra Peterson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22</text:p>
          </table:table-cell>
          <table:table-cell office:value-type="string">
            <text:p>-.18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Kari Brucker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Makenzie Hennen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26</text:p>
          </table:table-cell>
          <table:table-cell office:value-type="string">
            <text:p>.11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Ashlynn Smith </text:p>
          </table:table-cell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9</text:p>
          </table:table-cell>
          <table:table-cell office:value-type="string">
            <text:p>34</text:p>
          </table:table-cell>
          <table:table-cell office:value-type="string">
            <text:p>.08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5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Hanna Jellema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9</text:p>
          </table:table-cell>
          <table:table-cell office:value-type="string">
            <text:p>.05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.5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Macy Smith 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Mattison Munger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Ellie Benso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Payton Richardson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.3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5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Erin Cutts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Megan Jensen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Maddie Fay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.000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5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2</text:p>
          </table:table-cell>
          <table:table-cell office:value-type="string">
            <text:p>24</text:p>
          </table:table-cell>
          <table:table-cell office:value-type="string">
            <text:p>123</text:p>
          </table:table-cell>
          <table:table-cell office:value-type="string">
            <text:p>.065</text:p>
          </table:table-cell>
          <table:table-cell office:value-type="string">
            <text:p>31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61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9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